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paragraph-properties fo:margin-top="0cm" fo:margin-bottom="0cm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урс СBDS01</text:p>
      <text:p text:style-name="P1">Основы цифровой схемотехники</text:p>
      <text:p text:style-name="P1">(базовый)</text:p>
      <text:p text:style-name="Subtitle">Практическое занятие 1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6T13:00:57.028000000</dc:date>
    <meta:editing-duration>PT2M57S</meta:editing-duration>
    <meta:editing-cycles>1</meta:editing-cycles>
    <meta:document-statistic meta:table-count="0" meta:image-count="0" meta:object-count="0" meta:page-count="1" meta:paragraph-count="4" meta:word-count="9" meta:character-count="70" meta:non-whitespace-character-count="65"/>
    <meta:generator>LibreOffice/7.4.5.1$Windows_X86_64 LibreOffice_project/9c0871452b3918c1019dde9bfac75448afc4b57f</meta:generator>
  </office:meta>
</office:document-meta>
</file>